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1d6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relatorio://o.name"><text:span text:style-name="T1">o.na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3:21:10</meta:creation-date>
    <dc:date>2013-11-05T13:24:3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0.2.2$Linux_X86_64 LibreOffice_project/400m0$Build-2</meta:generator>
  </office:meta>
</office:document-meta>
</file>